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104" officeooo:paragraph-rsid="00157104"/>
    </style:style>
    <style:style style:name="P2" style:family="paragraph" style:parent-style-name="Standard">
      <style:paragraph-properties fo:text-align="end" style:justify-single-word="false"/>
      <style:text-properties officeooo:rsid="00157104" officeooo:paragraph-rsid="00157104"/>
    </style:style>
    <style:style style:name="P3" style:family="paragraph" style:parent-style-name="Standard">
      <style:text-properties officeooo:rsid="0016521c" officeooo:paragraph-rsid="0016521c"/>
    </style:style>
    <style:style style:name="T1" style:family="text">
      <style:text-properties officeooo:rsid="0016521c"/>
    </style:style>
    <style:style style:name="T2" style:family="text">
      <style:text-properties officeooo:rsid="00184b59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thern-Lights GmbH</text:p>
      <text:p text:style-name="P1">Lise-Meitner-Strasse 2</text:p>
      <text:p text:style-name="P1">24941 Flensburg</text:p>
      <text:p text:style-name="P1"/>
      <text:p text:style-name="P1"/>
      <text:p text:style-name="P1"/>
      <text:p text:style-name="P1"/>
      <text:p text:style-name="P1">Fachhochschule Flensburg</text:p>
      <text:p text:style-name="P1">Herrn <text:span text:style-name="T2">Dipl. VK </text:span>Tobias Hiep</text:p>
      <text:p text:style-name="P1">Kanzleistrasse 91-93</text:p>
      <text:p text:style-name="P1">24943 Flensburg</text:p>
      <text:p text:style-name="P2">Flensburg, <text:date style:data-style-name="N76" text:date-value="2015-08-27T13:14:38.330999985">27. August 2015</text:date></text:p>
      <text:p text:style-name="P1"/>
      <text:p text:style-name="P1"/>
      <text:p text:style-name="P1"/>
      <text:p text:style-name="P1">Einwilligungserklärung / <text:span text:style-name="T1">Nutzungsrechte</text:span></text:p>
      <text:p text:style-name="P1"/>
      <text:p text:style-name="P1">Sehr geehrter Herr Hiep,</text:p>
      <text:p text:style-name="P1"/>
      <text:p text:style-name="P1">Herr Thomas Tonder erstellt unsere Website, im Rahmen Ihrer Veranstaltung Gestaltung Online Medien, als Hausarbeit in unserem Unternehmen.</text:p>
      <text:p text:style-name="P1"/>
      <text:p text:style-name="P3">An allen, von ihm dafür genutzten Daten und sonstige Materialen besitzen wir die Rechte. HIER MUSS NOCH EIN SATZ HIN OB DIE HAUSARBEIT FH INTERN GENUTZT WERDEN DARF; ODER NICHT!!!!!</text:p>
      <text:p text:style-name="P3"/>
      <text:p text:style-name="P3">Mit freundlichem Gruß</text:p>
      <text:p text:style-name="P3"/>
      <text:p text:style-name="P3"/>
      <text:p text:style-name="P3"/>
      <text:p text:style-name="P3"/>
      <text:p text:style-name="P3"/>
      <text:p text:style-name="P3">Philipp Abromeit </text:p>
      <text:p text:style-name="P3">(Geschäftsführ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13:03:31.046000000</meta:creation-date>
    <dc:date>2015-08-27T13:14:38.269000000</dc:date>
    <meta:editing-duration>PT5M6S</meta:editing-duration>
    <meta:editing-cycles>2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15" meta:word-count="80" meta:character-count="598" meta:non-whitespace-character-count="532"/>
  </office:meta>
</office:document-meta>
</file>